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B8000004B0D16307F6C9C61180.png" manifest:media-type="image/png"/>
  <manifest:file-entry manifest:full-path="Pictures/1000020100000BB8000004B0763C34ED7DFEB7DB.png" manifest:media-type="image/png"/>
  <manifest:file-entry manifest:full-path="Pictures/1000020100000BB8000004B02D825BB189B35AD1.png" manifest:media-type="image/png"/>
  <manifest:file-entry manifest:full-path="Pictures/1000020100000BB8000004B03DC746727EB65752.png" manifest:media-type="image/png"/>
  <manifest:file-entry manifest:full-path="Pictures/1000020100000BB8000004B0901D76DEC8A2E738.png" manifest:media-type="image/png"/>
  <manifest:file-entry manifest:full-path="Pictures/1000020100000BB8000004B0CE2B5B21361CE383.png" manifest:media-type="image/png"/>
  <manifest:file-entry manifest:full-path="Pictures/1000020100000BB8000004B0B8E3667C39683698.png" manifest:media-type="image/png"/>
  <manifest:file-entry manifest:full-path="Pictures/1000020100000BB8000004B0572C70AEAFE361C2.png" manifest:media-type="image/png"/>
  <manifest:file-entry manifest:full-path="Pictures/1000020100000BB8000004B0D3AE0CAB7F0AE4B7.png" manifest:media-type="image/png"/>
  <manifest:file-entry manifest:full-path="Pictures/1000020100000BB8000004B0DDC9C9BB5449F88C.png" manifest:media-type="image/png"/>
  <manifest:file-entry manifest:full-path="Pictures/1000020100000BB8000004B04A782DDD88093BAB.png" manifest:media-type="image/png"/>
  <manifest:file-entry manifest:full-path="Pictures/1000020100000BB8000004B02F0E956FDE676DDD.png" manifest:media-type="image/png"/>
  <manifest:file-entry manifest:full-path="Pictures/1000020100000BB8000004B009C5CA3DDE2F54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399cm" svg:height="10.159cm" svg:x="1.779cm" svg:y="5.588cm">
          <draw:image xlink:href="Pictures/1000020100000BB8000004B0D3AE0CAB7F0AE4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5.748cm" svg:height="6.299cm" svg:x="5.842cm" svg:y="0.508cm">
          <draw:image xlink:href="Pictures/1000020100000BB8000004B0B8E3667C39683698.png" xlink:type="simple" xlink:show="embed" xlink:actuate="onLoad">
            <text:p/>
          </draw:image>
        </draw:frame>
        <draw:frame draw:style-name="gr1" draw:text-style-name="P1" draw:layer="layout" svg:width="16.002cm" svg:height="6.4cm" svg:x="5.796cm" svg:y="7.067cm">
          <draw:image xlink:href="Pictures/1000020100000BB8000004B0DDC9C9BB5449F88C.png" xlink:type="simple" xlink:show="embed" xlink:actuate="onLoad">
            <text:p/>
          </draw:image>
        </draw:frame>
        <draw:frame draw:style-name="gr1" draw:text-style-name="P1" draw:layer="layout" svg:width="16.07cm" svg:height="6.428cm" svg:x="5.791cm" svg:y="13.892cm">
          <draw:image xlink:href="Pictures/1000020100000BB8000004B04A782DDD88093B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6.51cm" svg:height="6.603cm" svg:x="6.35cm" svg:y="0.408cm">
          <draw:image xlink:href="Pictures/1000020100000BB8000004B02F0E956FDE676DDD.png" xlink:type="simple" xlink:show="embed" xlink:actuate="onLoad">
            <text:p/>
          </draw:image>
        </draw:frame>
        <draw:frame draw:style-name="gr1" draw:text-style-name="P1" draw:layer="layout" svg:width="17.146cm" svg:height="6.858cm" svg:x="6.222cm" svg:y="7.112cm">
          <draw:image xlink:href="Pictures/1000020100000BB8000004B009C5CA3DDE2F54D4.png" xlink:type="simple" xlink:show="embed" xlink:actuate="onLoad">
            <text:p/>
          </draw:image>
        </draw:frame>
        <draw:frame draw:style-name="gr1" draw:text-style-name="P1" draw:layer="layout" svg:width="16.897cm" svg:height="6.758cm" svg:x="6.422cm" svg:y="14.07cm">
          <draw:image xlink:href="Pictures/1000020100000BB8000004B0CE2B5B21361CE3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6.51cm" svg:height="6.603cm" svg:x="5.08cm" svg:y="0.508cm">
          <draw:image xlink:href="Pictures/1000020100000BB8000004B0901D76DEC8A2E738.png" xlink:type="simple" xlink:show="embed" xlink:actuate="onLoad">
            <text:p/>
          </draw:image>
        </draw:frame>
        <draw:frame draw:style-name="gr1" draw:text-style-name="P1" draw:layer="layout" svg:width="16.361cm" svg:height="6.543cm" svg:x="5.183cm" svg:y="7.481cm">
          <draw:image xlink:href="Pictures/1000020100000BB8000004B0572C70AEAFE361C2.png" xlink:type="simple" xlink:show="embed" xlink:actuate="onLoad">
            <text:p/>
          </draw:image>
        </draw:frame>
        <draw:frame draw:style-name="gr1" draw:text-style-name="P1" draw:layer="layout" svg:width="16.002cm" svg:height="6.4cm" svg:x="5.488cm" svg:y="14.4cm">
          <draw:image xlink:href="Pictures/1000020100000BB8000004B03DC746727EB657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4.478cm" svg:height="5.791cm" svg:x="6.096cm" svg:y="0.762cm">
          <draw:image xlink:href="Pictures/1000020100000BB8000004B02D825BB189B35AD1.png" xlink:type="simple" xlink:show="embed" xlink:actuate="onLoad">
            <text:p/>
          </draw:image>
        </draw:frame>
        <draw:frame draw:style-name="gr1" draw:text-style-name="P1" draw:layer="layout" svg:width="14.424cm" svg:height="5.769cm" svg:x="6.004cm" svg:y="7.158cm">
          <draw:image xlink:href="Pictures/1000020100000BB8000004B0D16307F6C9C61180.png" xlink:type="simple" xlink:show="embed" xlink:actuate="onLoad">
            <text:p/>
          </draw:image>
        </draw:frame>
        <draw:frame draw:style-name="gr1" draw:text-style-name="P1" draw:layer="layout" svg:width="14.722cm" svg:height="5.889cm" svg:x="5.963cm" svg:y="13.97cm">
          <draw:image xlink:href="Pictures/1000020100000BB8000004B0763C34ED7DFEB7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4T16:13:04.330774514</meta:creation-date>
    <meta:generator>LibreOffice/6.0.7.3$Linux_X86_64 LibreOffice_project/00m0$Build-3</meta:generator>
    <dc:date>2021-02-07T20:18:35.057731369</dc:date>
    <meta:editing-duration>P2DT22H19M33S</meta:editing-duration>
    <meta:editing-cycles>232</meta:editing-cycles>
    <meta:document-statistic meta:object-count="44"/>
  </office:meta>
</office:document-meta>
</file>